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02cm" table:align="left" style:writing-mode="lr-tb"/>
    </style:style>
    <style:style style:name="Tableau1.A" style:family="table-column">
      <style:table-column-properties style:column-width="17.002cm"/>
    </style:style>
    <style:style style:name="Tableau1.1" style:family="table-row">
      <style:table-row-properties style:min-row-height="17.595cm" fo:keep-together="auto"/>
    </style:style>
    <style:style style:name="Tableau1.A1" style:family="table-cell">
      <style:table-cell-properties style:vertical-align="middle" fo:padding="0.101cm" fo:border="none" style:writing-mode="lr-tb"/>
    </style:style>
    <style:style style:name="Tableau1.2" style:family="table-row">
      <style:table-row-properties style:min-row-height="2.401cm" fo:keep-together="auto"/>
    </style:style>
    <style:style style:name="P1" style:family="paragraph" style:parent-style-name="Standard">
      <style:text-properties officeooo:rsid="0007f92c" officeooo:paragraph-rsid="0007f92c"/>
    </style:style>
    <style:style style:name="P2" style:family="paragraph" style:parent-style-name="Standard">
      <style:text-properties officeooo:rsid="00082e13" officeooo:paragraph-rsid="00082e13"/>
    </style:style>
    <style:style style:name="P3" style:family="paragraph" style:parent-style-name="Standard">
      <style:text-properties fo:color="#ff3333" officeooo:rsid="00082e13" officeooo:paragraph-rsid="00082e13"/>
    </style:style>
    <style:style style:name="P4" style:family="paragraph" style:parent-style-name="Standard">
      <style:text-properties fo:font-weight="bold" officeooo:rsid="00082e13" officeooo:paragraph-rsid="00082e13" style:font-weight-asian="bold" style:font-weight-complex="bold"/>
    </style:style>
    <style:style style:name="P5" style:family="paragraph" style:parent-style-name="Standard">
      <style:text-properties fo:color="#000000" officeooo:rsid="00082e13" officeooo:paragraph-rsid="00082e13"/>
    </style:style>
    <style:style style:name="P6" style:family="paragraph" style:parent-style-name="Standard">
      <style:text-properties fo:color="#000000" officeooo:rsid="00089597" officeooo:paragraph-rsid="00089597"/>
    </style:style>
    <style:style style:name="P7" style:family="paragraph" style:parent-style-name="Standard">
      <style:text-properties fo:color="#000000" officeooo:rsid="0008e06c" officeooo:paragraph-rsid="0008e06c"/>
    </style:style>
    <style:style style:name="P8" style:family="paragraph" style:parent-style-name="Standard">
      <style:text-properties fo:color="#000000" fo:font-weight="bold" officeooo:rsid="0008e06c" officeooo:paragraph-rsid="0008e06c" style:font-weight-asian="bold" style:font-weight-complex="bold"/>
    </style:style>
    <style:style style:name="P9" style:family="paragraph" style:parent-style-name="Standard">
      <style:text-properties fo:color="#000000" fo:font-weight="bold" officeooo:rsid="00089597" officeooo:paragraph-rsid="00089597" style:font-weight-asian="bold" style:font-weight-complex="bold"/>
    </style:style>
    <style:style style:name="P10" style:family="paragraph" style:parent-style-name="Standard">
      <style:text-properties fo:color="#000000" officeooo:rsid="000d0202" officeooo:paragraph-rsid="000d0202"/>
    </style:style>
    <style:style style:name="P11" style:family="paragraph" style:parent-style-name="Standard">
      <style:text-properties fo:color="#ff0000" officeooo:rsid="000d0202" officeooo:paragraph-rsid="000d0202"/>
    </style:style>
    <style:style style:name="P12" style:family="paragraph" style:parent-style-name="Standard">
      <style:text-properties officeooo:rsid="000e0805" officeooo:paragraph-rsid="000e0805"/>
    </style:style>
    <style:style style:name="P13" style:family="paragraph" style:parent-style-name="Standard">
      <style:text-properties fo:language="fr" fo:country="FR" officeooo:rsid="0007f92c" officeooo:paragraph-rsid="000fc92b"/>
    </style:style>
    <style:style style:name="P14" style:family="paragraph" style:parent-style-name="Standard">
      <style:paragraph-properties fo:text-align="center" style:justify-single-word="false"/>
      <style:text-properties fo:language="fr" fo:country="FR" officeooo:paragraph-rsid="000fc92b"/>
    </style:style>
    <style:style style:name="P15" style:family="paragraph" style:parent-style-name="Standard">
      <style:paragraph-properties fo:text-align="end" style:justify-single-word="false"/>
      <style:text-properties fo:language="fr" fo:country="FR" fo:font-weight="bold" officeooo:paragraph-rsid="000fc92b" style:font-weight-asian="bold" style:font-weight-complex="bold"/>
    </style:style>
    <style:style style:name="P16" style:family="paragraph" style:parent-style-name="Standard">
      <style:paragraph-properties fo:text-align="center" style:justify-single-word="false"/>
      <style:text-properties fo:language="fr" fo:country="FR" fo:font-weight="bold" officeooo:rsid="000fc92b" officeooo:paragraph-rsid="000fc92b" style:font-weight-asian="bold" style:font-weight-complex="bold"/>
    </style:style>
    <style:style style:name="P17" style:family="paragraph" style:parent-style-name="Standard">
      <style:paragraph-properties fo:text-align="end" style:justify-single-word="false"/>
      <style:text-properties fo:language="fr" fo:country="FR" officeooo:paragraph-rsid="000fc92b" style:font-weight-complex="bold"/>
    </style:style>
    <style:style style:name="P18" style:family="paragraph" style:parent-style-name="Standard">
      <style:paragraph-properties fo:text-align="center" style:justify-single-word="false"/>
      <style:text-properties fo:font-size="20pt" fo:language="fr" fo:country="FR" fo:font-weight="bold" officeooo:paragraph-rsid="000fc92b"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14pt" officeooo:paragraph-rsid="000fc92b" style:font-size-asian="14pt" style:font-size-complex="14pt"/>
    </style:style>
    <style:style style:name="P20" style:family="paragraph" style:parent-style-name="Standard">
      <style:paragraph-properties fo:break-before="page"/>
      <style:text-properties fo:font-weight="bold" officeooo:rsid="0007f92c" officeooo:paragraph-rsid="0007f92c" style:font-weight-asian="bold" style:font-weight-complex="bold"/>
    </style:style>
    <style:style style:name="P21" style:family="paragraph" style:parent-style-name="Standard">
      <style:paragraph-properties fo:break-before="page"/>
      <style:text-properties fo:color="#000000" officeooo:rsid="00082e13" officeooo:paragraph-rsid="00082e13"/>
    </style:style>
    <style:style style:name="P22" style:family="paragraph" style:parent-style-name="Standard">
      <style:paragraph-properties fo:break-before="page"/>
      <style:text-properties fo:color="#000000" officeooo:rsid="000d0202" officeooo:paragraph-rsid="000d0202"/>
    </style:style>
    <style:style style:name="P23" style:family="paragraph" style:parent-style-name="Standard" style:master-page-name="Standard">
      <style:paragraph-properties style:page-number="auto"/>
      <style:text-properties officeooo:paragraph-rsid="000fc92b"/>
    </style:style>
    <style:style style:name="T1" style:family="text">
      <style:text-properties fo:font-weight="bold" style:font-weight-asian="bold" style:font-weight-complex="bold"/>
    </style:style>
    <style:style style:name="T2" style:family="text">
      <style:text-properties fo:font-weight="bold" officeooo:rsid="000e0805" style:font-weight-asian="bold" style:font-weight-complex="bold"/>
    </style:style>
    <style:style style:name="T3" style:family="text">
      <style:text-properties officeooo:rsid="0008e06c"/>
    </style:style>
    <style:style style:name="T4" style:family="text">
      <style:text-properties officeooo:rsid="000a8221"/>
    </style:style>
    <style:style style:name="T5" style:family="text">
      <style:text-properties officeooo:rsid="000e08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leau1" table:style-name="Tableau1">
        <table:table-column table:style-name="Tableau1.A"/>
        <table:table-row table:style-name="Tableau1.1">
          <table:table-cell table:style-name="Tableau1.A1" office:value-type="string">
            <text:p text:style-name="P18">DA PYTHON</text:p>
            <text:p text:style-name="P18"/>
            <text:p text:style-name="P18">FishBoard</text:p>
            <text:p text:style-name="P19"><text:title/></text:p>
            <text:p text:style-name="P19"/>
            <text:p text:style-name="P16">Cahier des charges</text:p>
            <text:p text:style-name="P16"/>
            <text:p text:style-name="P14"/>
          </table:table-cell>
        </table:table-row>
        <table:table-row table:style-name="Tableau1.2">
          <table:table-cell table:style-name="Tableau1.A1" office:value-type="string">
            <text:p text:style-name="P15">Auteur</text:p>
            <text:p text:style-name="P17">Ronan LE HAY</text:p>
          </table:table-cell>
        </table:table-row>
      </table:table>
      <text:p text:style-name="P13"/>
      <text:p text:style-name="P20">Contexte </text:p>
      <text:p text:style-name="P1"/>
      <text:p text:style-name="P1">Ce projet est réalisé dans le cadre du parcours « Développeur d’application - Python » de la plateforme Openclassrooms. </text:p>
      <text:p text:style-name="P1">Il consiste en la réalisation d’une application devant répondre à un besoin qui nous touche et ayant une portée sociétale au sens large. </text:p>
      <text:p text:style-name="P1">J’ai choisi de réaliser une application web s’adressant aux personnes pratiquant la pêche en mer. Cette discipline étant un de mes hobbies, l’idée <text:span text:style-name="T5">m’</text:span>est venu<text:span text:style-name="T5">e</text:span> en faisant le constat que pour préparer une session de pêche je dois souvent me connecter à plusieurs site web pour récolter les données qui me sont nécessaire pour bien m’organiser (horaire des marées, prévision en matière de pluie, de vent etc.). De plus, je me suis dit que ce pourrait être intéressant pour un amateur de pêche allant faire du tourisme dans une région qu’il ne connaît pas, de pouvoir trouver rapidement ces informations <text:span text:style-name="T5">concernant</text:span> l’endroit où il se trouve, <text:span text:style-name="T5">voir même sur les poissons peuplant la région. </text:span></text:p>
      <text:p text:style-name="P1">L’idée est donc de construire un « tableau de bord » de pêche centralisant les informations essentielles pour un lieu donné. </text:p>
      <text:p text:style-name="P1"/>
      <text:p text:style-name="P1"/>
      <text:p text:style-name="P4">Objectifs : </text:p>
      <text:p text:style-name="P2">Centraliser les informations nécessaire à la préparation d’une sortie de pêche en mer sur une seule page en fonction du lieu choisi par l’utilisateur. </text:p>
      <text:p text:style-name="P2"/>
      <text:p text:style-name="P4">Informations additionnelles : </text:p>
      <text:p text:style-name="P2">L’application aura recours à différentes API et jeux de données pour obtenir les informations nécessaire. <text:span text:style-name="T5">Les ressources nécessaires seront les suivantes : </text:span></text:p>
      <text:p text:style-name="P2"/>
      <text:p text:style-name="P2">- <text:span text:style-name="T5">Informations de localisation géographique</text:span></text:p>
      <text:p text:style-name="P2">- <text:span text:style-name="T5">Informations météorologiques</text:span></text:p>
      <text:p text:style-name="P12">- Informations concernant les marées</text:p>
      <text:p text:style-name="P12">- Informations en matière de cartographie marine. <text:s/></text:p>
      <text:p text:style-name="P3"/>
      <text:p text:style-name="P3"/>
      <text:p text:style-name="P21"><text:span text:style-name="T1">Persona</text:span> </text:p>
      <text:p text:style-name="P5"/>
      <text:p text:style-name="P5"/>
      <text:p text:style-name="P5">Olivier G. 30 ans, Pêcheur amateur</text:p>
      <text:p text:style-name="P5"/>
      <text:p text:style-name="P6">Olivier est un jeune actif qui aime pratiquer la pêche du bar pendant ses congés. Comme il n’aime rien laisser au hasard, il passe du temps avant chacune de ses sortie<text:span text:style-name="T5">s</text:span> à consulter différentes sources d’informations pour préparer sa session de pêche. </text:p>
      <text:p text:style-name="P6"/>
      <text:p text:style-name="P9">Objectifs : </text:p>
      <text:p text:style-name="P6">Passer le moins de temps possible à rassembles ses besoins et pouvoir <text:span text:style-name="T3">choisir rapidement le jour où les conditions sont les plus favorables. </text:span></text:p>
      <text:p text:style-name="P6"/>
      <text:p text:style-name="P7"><text:span text:style-name="T1">Apport de </text:span><text:span text:style-name="T2">l</text:span><text:span text:style-name="T1">a solution :</text:span> </text:p>
      <text:p text:style-name="P7">Olivier pourra se connecter sur l’application et avoir en une seule recherche toutes les informations dont il a besoin pour faire son choix. </text:p>
      <text:p text:style-name="P7">De plus, une fois son compte créé il pourra directement retrouver ses spots favoris et obtenir ses informations encore plus rapidement. </text:p>
      <text:p text:style-name="P7"/>
      <text:p text:style-name="P7"/>
      <text:p text:style-name="P8">Persona</text:p>
      <text:p text:style-name="P7"/>
      <text:p text:style-name="P7">Hugo L. 45 ans, Amateur de Voyage en France et pêcheur à ses heure perdu</text:p>
      <text:p text:style-name="P7"/>
      <text:p text:style-name="P7">Hugo habite Paris et aime passer ses vacances au bord de la mer mais jamais au même endroit. Il aime également profiter de ces vacances en bord de mer pour aller pêcher une fois ou deux pendant son séjour. Étant donné qu’il ne connaît n’a aucune habitude dans les endroits où il pêche, il tente sa chance un peu par hasard et rentre souvent bredouille. Étant lassé de ses sorties infructueuse il se dit qu’il serait temps de se documenter un minimum sur le lieu avant de sortir la prochaine fois. <text:s/></text:p>
      <text:p text:style-name="P7"/>
      <text:p text:style-name="P8">Son objectifs : </text:p>
      <text:p text:style-name="P7">Obtenir des informations concises mais essentielles pour préparer une sortie de pêche dans un endroit inconnu.</text:p>
      <text:p text:style-name="P7"/>
      <text:p text:style-name="P8">Apport de <text:span text:style-name="T5">l</text:span>a solution : </text:p>
      <text:p text:style-name="P7">En tapant le nom de la nouvelle commune dans laquelle Hugo va passer ses prochaines vacances, il pourra obtenir les informations minimum à connaître (poissons présents dans la zone, <text:span text:style-name="T4">carte des lieux…).</text:span></text:p>
      <text:p text:style-name="P7">Il pourra même choisir entre deux lieu de vacances entre lesquels il hésite en fonction des poissons qu’il souhaite pêcher ! </text:p>
      <text:p text:style-name="P7"/>
      <text:p text:style-name="P22">Esquisses : </text:p>
      <text:p text:style-name="P10"/>
      <text:p text:style-name="P11">Intégrer documents pap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09:22:44.624309102</meta:creation-date>
    <dc:date>2018-07-18T09:23:49.774382230</dc:date>
    <meta:editing-duration>PT35M56S</meta:editing-duration>
    <meta:editing-cycles>5</meta:editing-cycles>
    <meta:generator>LibreOffice/5.1.6.2$Linux_X86_64 LibreOffice_project/10m0$Build-2</meta:generator>
    <meta:document-statistic meta:table-count="1" meta:image-count="0" meta:object-count="0" meta:page-count="4" meta:paragraph-count="37" meta:word-count="571" meta:character-count="3475" meta:non-whitespace-character-count="2916"/>
  </office:meta>
</office:document-meta>
</file>